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paragraph-rsid="00113be9"/>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text-properties officeooo:paragraph-rsid="00113be9"/>
    </style:style>
    <style:style style:name="P5" style:family="paragraph" style:parent-style-name="Text_20_body">
      <style:paragraph-properties fo:margin-top="0in" fo:margin-bottom="0in" style:contextual-spacing="false"/>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Heading_20_3">
      <style:text-properties officeooo:paragraph-rsid="00113be9"/>
    </style:style>
    <style:style style:name="T1" style:family="text">
      <style:text-properties officeooo:rsid="00113be9"/>
    </style:style>
    <style:style style:name="T2" style:family="text">
      <style:text-properties fo:font-style="italic"/>
    </style:style>
    <style:style style:name="T3" style:family="text">
      <style:text-properties fo:font-weight="bold"/>
    </style:style>
    <style:style style:name="T4" style:family="text">
      <style:text-properties fo:background-color="#ffff00"/>
    </style:style>
    <style:style style:name="T5" style:family="text">
      <style:text-properties fo:background-color="#ff950e"/>
    </style:style>
    <style:style style:name="T6" style:family="text">
      <style:text-properties style:font-name="sans-serif" fo:language="la" fo:country="VA" fo:font-style="italic" fo:font-weight="bold"/>
    </style:style>
    <style:style style:name="T7" style:family="text">
      <style:text-properties style:font-name="sans-serif" fo:language="grc" fo:country="GR"/>
    </style:style>
    <style:style style:name="T8" style:family="text">
      <style:text-properties style:font-name="sans-serif" fo:language="grc" fo:country="GR"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irtues and Vices.</text:span></text:p>
      <text:p text:style-name="P1"><text:span text:style-name="T1"/></text:p>
      <text:p text:style-name="P1"><text:span text:style-name="T1"/></text:p>
      <text:p text:style-name="P1"><text:span text:style-name="T1"/></text:p>
      <text:p text:style-name="P1"><text:span text:style-name="T1">From: http://en.wikipedia.org/wiki/Vice#Dante.27s_seven_deadly_vices</text:span></text:p>
      <text:h text:style-name="P8" text:outline-level="3"><text:bookmark text:name="Dante.27s_seven_deadly_vices"/><text:span text:style-name="T1">Dante's seven deadly vices</text:span></text:h>
      <text:p text:style-name="Text_20_body">The poet <text:a xlink:type="simple" xlink:href="http://en.wikipedia.org/wiki/Dante_Alighieri">Dante Alighieri</text:a> listed the following seven deadly vices, associating them structurally<text:bookmark text:name="cite_ref-10"/><text:a xlink:type="simple" xlink:href="http://en.wikipedia.org/wiki/Vice#cite_note-10">[10]</text:a> as flaws in the soul's inherent capacity for goodness as made in the Divine Image yet perverted by the Fall:</text:p>
      <text:list xml:id="list742796015" text:style-name="L1">
        <text:list-item>
          <text:p text:style-name="P6"><text:a xlink:type="simple" xlink:href="http://en.wikipedia.org/wiki/Pride"><text:span text:style-name="T4">Pride</text:span></text:a> or <text:a xlink:type="simple" xlink:href="http://en.wikipedia.org/wiki/Vanity">vanity</text:a>: an excessive love of the self (holding the self outside of its proper position regarding God or fellows; Dante's definition was "love of self perverted to hatred and contempt for one's neighbor"). In the Latin lists of the <text:a xlink:type="simple" xlink:href="http://en.wikipedia.org/wiki/Seven_Deadly_Sins">Seven Deadly Sins</text:a>, pride is referred to as <text:span text:style-name="T2">superbia</text:span>. </text:p>
        </text:list-item>
        <text:list-item>
          <text:p text:style-name="P6"><text:a xlink:type="simple" xlink:href="http://en.wikipedia.org/wiki/Envy">Envy</text:a> or <text:a xlink:type="simple" xlink:href="http://en.wikipedia.org/wiki/Jealousy"><text:span text:style-name="T4">jealousy</text:span></text:a><text:span text:style-name="T4">:</text:span> resentment of others for their possessions (Dante: "love of one's own good perverted to a desire to deprive other men of theirs"). In the Latin lists of the Seven Deadly Sins, envy is referred to as <text:span text:style-name="T2">invidia</text:span>. </text:p>
        </text:list-item>
        <text:list-item>
          <text:p text:style-name="P6"><text:a xlink:type="simple" xlink:href="http://en.wikipedia.org/wiki/Wrath">Wrath</text:a> or <text:a xlink:type="simple" xlink:href="http://en.wikipedia.org/wiki/Anger"><text:span text:style-name="T4">anger</text:span></text:a>: feelings of hatred, revenge or denial, as well as punitive desires outside of justice (Dante's description was "love of justice perverted to revenge and spite"). In the Latin lists of the Seven Deadly Sins, wrath is referred to as <text:span text:style-name="T2">ira</text:span>, which primitive vices tempt astray by increasingly <text:span text:style-name="T3">perverting</text:span> the proper purpose of charity, directing it inwards, leading to a disorded navel-gazing preoccupation with personal goods in isolation absent proper harmonious relations leading to violent disruption of balance with others. </text:p>
        </text:list-item>
        <text:list-item>
          <text:p text:style-name="P6"><text:a xlink:type="simple" xlink:href="http://en.wikipedia.org/wiki/Sloth_%28deadly_sin%29">Sloth</text:a> or<text:span text:style-name="T4"> </text:span><text:a xlink:type="simple" xlink:href="http://en.wikipedia.org/wiki/Laziness"><text:span text:style-name="T4">laziness</text:span></text:a>: idleness and wastefulness of time or other allotted resources. Laziness is condemned because it results in others having to <text:span text:style-name="T5">work</text:span><text:span text:style-name="T4"> </text:span>harder; also, useful work will not be done. Sloth is referred to in Latin as <text:span text:style-name="T2">accidie</text:span> or <text:span text:style-name="T2">acedia</text:span>, which vice tempts a self-aware soul to be too easily satisfied, <text:span text:style-name="T3">thwarting</text:span> charity's purpose as insufficiently perceptible within the soul itself or abjectly indifferent in relationship with the needs of others and their satisfaction, an escalation in evil, more odious than the passion of hate </text:p>
        </text:list-item>
        <text:list-item>
          <text:p text:style-name="P6"><text:a xlink:type="simple" xlink:href="http://en.wikipedia.org/wiki/Seven_deadly_sins#Greed">Avarice</text:a> (covetousness, <text:span text:style-name="T4">greed</text:span>): a desire to possess more than one has need or use for (or according to Dante, "excessive love of money and power"). In the Latin lists of the Seven Deadly Sins, avarice is referred to as <text:span text:style-name="T2">avaritia</text:span>. </text:p>
        </text:list-item>
        <text:list-item>
          <text:p text:style-name="P6"><text:a xlink:type="simple" xlink:href="http://en.wikipedia.org/wiki/Gluttony">Gluttony</text:a>: overindulgence in food, drink or intoxicants, or misplaced desire of food as a pleasure for its sensuality ("excessive love of pleasure" was Dante's rendering). In the Latin lists of the Seven Deadly Sins, gluttony is referred to as <text:span text:style-name="T2">gula</text:span>. </text:p>
        </text:list-item>
        <text:list-item>
          <text:p text:style-name="P2"><text:a xlink:type="simple" xlink:href="http://en.wikipedia.org/wiki/Lust">Lust</text:a>: excessive sexual desire. Dante's criterion was that "lust detracts from true love". In the Latin lists of the Seven Deadly Sins, lust is referred to as <text:span text:style-name="T2">luxuria</text:span>, which vices tempt cultivated souls in their ability to direct charity's proper purpose to good things or actions, by <text:span text:style-name="T3">indulging excess</text:span>. Thus in Dante's estimation the soul's detachment from sensual appetites become the vices most difficult to tame, urges not as easily curbed by mere good manners since inflamed via appropriate use rather than inappropriate misuse. Hence conventional respect for the ninth and tenth commandments against coveting and social customs that encourage custody of the eyes and ears become prudent adjuncts to training against vice. </text:p>
        </text:list-item>
      </text:list>
      <text:p text:style-name="P4"><text:span text:style-name="T1"/></text:p>
      <text:p text:style-name="Text_20_body">In AD 590, a little over two centuries after <text:a xlink:type="simple" xlink:href="http://en.wikipedia.org/wiki/Evagrius_Ponticus">Evagrius</text:a> wrote his list, <text:a xlink:type="simple" xlink:href="http://en.wikipedia.org/wiki/Pope_Gregory_I">Pope Gregory I</text:a> revised this list to form the more common <text:span text:style-name="T2">Seven Deadly Sins</text:span>, by folding <text:span text:style-name="T2">(</text:span><text:a xlink:type="simple" xlink:href="http://en.wikipedia.org/wiki/Sorrow_%28emotion%29"><text:span text:style-name="T2">sorrow</text:span></text:a><text:span text:style-name="T2">/</text:span><text:a xlink:type="simple" xlink:href="http://en.wikipedia.org/wiki/Depression_%28mood%29"><text:span text:style-name="T2">despair</text:span></text:a><text:span text:style-name="T2">/</text:span><text:a xlink:type="simple" xlink:href="http://en.wikipedia.org/wiki/Despondency"><text:span text:style-name="T2">despondency</text:span></text:a><text:span text:style-name="T2">)</text:span> into <text:a xlink:type="simple" xlink:href="http://en.wikipedia.org/wiki/Acedia"><text:span text:style-name="T2">acedia</text:span></text:a>, <text:a xlink:type="simple" xlink:href="http://en.wikipedia.org/wiki/Vainglory"><text:span text:style-name="T2">vainglory</text:span></text:a> into <text:a xlink:type="simple" xlink:href="http://en.wikipedia.org/wiki/Pride"><text:span text:style-name="T2">pride</text:span></text:a>, and adding <text:a xlink:type="simple" xlink:href="http://en.wikipedia.org/wiki/Envy"><text:span text:style-name="T2">envy</text:span></text:a>.<text:bookmark text:name="cite_ref-Pope_Gregory_I_9-0"/><text:a xlink:type="simple" xlink:href="http://en.wikipedia.org/wiki/Seven_deadly_sins#cite_note-Pope_Gregory_I-9">[9]</text:a> In the order used by <text:a xlink:type="simple" xlink:href="http://en.wikipedia.org/wiki/Pope_Gregory_I">Pope Gregory,</text:a> and repeated by <text:a xlink:type="simple" xlink:href="http://en.wikipedia.org/wiki/Dante_Alighieri">Dante Alighieri</text:a> (1265-1321) centuries later in his epic poem <text:a xlink:type="simple" xlink:href="http://en.wikipedia.org/wiki/The_Divine_Comedy"><text:span text:style-name="T2">The Divine Comedy</text:span></text:a>, the seven deadly sins are as <text:soft-page-break/>follows:</text:p>
      <text:list xml:id="list416284358" text:style-name="L3">
        <text:list-item>
          <text:p text:style-name="P7"><text:span text:style-name="T6">luxuria</text:span> (lechery/<text:a xlink:type="simple" xlink:href="http://en.wikipedia.org/wiki/Lust">lust</text:a>)<text:span text:style-name="T1"> (fornication)</text:span></text:p>
        </text:list-item>
        <text:list-item>
          <text:p text:style-name="P7"><text:span text:style-name="T6">gula</text:span> (<text:a xlink:type="simple" xlink:href="http://en.wikipedia.org/wiki/Gluttony">gluttony</text:a>) </text:p>
        </text:list-item>
        <text:list-item>
          <text:p text:style-name="P7"><text:span text:style-name="T6">avaritia</text:span> (<text:a xlink:type="simple" xlink:href="http://en.wikipedia.org/wiki/Avarice">avarice</text:a>/<text:a xlink:type="simple" xlink:href="http://en.wikipedia.org/wiki/Greed">greed</text:a>) </text:p>
        </text:list-item>
        <text:list-item>
          <text:p text:style-name="P7"><text:span text:style-name="T6">acedia</text:span> (<text:a xlink:type="simple" xlink:href="http://en.wikipedia.org/wiki/Sloth_%28deadly_sin%29">sloth</text:a>/discouragement) </text:p>
        </text:list-item>
        <text:list-item>
          <text:p text:style-name="P7"><text:span text:style-name="T6">ira</text:span> (<text:a xlink:type="simple" xlink:href="http://en.wikipedia.org/wiki/Wrath">wrath</text:a>) <text:span text:style-name="T1">(anger)</text:span></text:p>
        </text:list-item>
        <text:list-item>
          <text:p text:style-name="P7"><text:span text:style-name="T6">invidia</text:span> (<text:a xlink:type="simple" xlink:href="http://en.wikipedia.org/wiki/Envy">envy</text:a>) <text:span text:style-name="T1">(jealousy)</text:span></text:p>
        </text:list-item>
        <text:list-item>
          <text:p text:style-name="P3"><text:span text:style-name="T6">superbia</text:span> (<text:a xlink:type="simple" xlink:href="http://en.wikipedia.org/wiki/Pride">pride</text:a>) </text:p>
        </text:list-item>
      </text:list>
      <text:p text:style-name="P1"><text:span text:style-name="T1"/></text:p>
      <text:p text:style-name="P1"><text:span text:style-name="T1"/></text:p>
      <text:p text:style-name="P1"><text:span text:style-name="T1">Acedia: <text:s/>Lazy person. <text:s/>Wicked, worthless servant. <text:s/>His talent will be taken from him and will be given to one who has 10 talents, adn the worthless servant is thrown into the darkness of hell, where there will weeping and gnashing of teeth (parable of the talents).</text:span></text:p>
      <text:p text:style-name="P1"><text:span text:style-name="T1"/></text:p>
      <text:p text:style-name="P1"><text:span text:style-name="T1"/></text:p>
      <text:p text:style-name="P1"><text:span text:style-name="T1"/></text:p>
      <text:p text:style-name="P1"><text:span text:style-name="T1"/></text:p>
      <text:h text:style-name="P8" text:outline-level="3"><text:bookmark text:name="Christianity"/><text:span text:style-name="T1">Christianity</text:span></text:h>
      <text:p text:style-name="P5">Main article: <text:a xlink:type="simple" xlink:href="http://en.wikipedia.org/wiki/Christian_ethics">Christian ethics</text:a></text:p>
      <text:p text:style-name="Text_20_body">See also: <text:a xlink:type="simple" xlink:href="http://en.wikipedia.org/wiki/Seven_virtues">Seven virtues</text:a> and <text:a xlink:type="simple" xlink:href="http://en.wikipedia.org/wiki/Evangelical_counsels">Evangelical counsels</text:a></text:p>
      <text:p text:style-name="Text_20_body">In <text:a xlink:type="simple" xlink:href="http://en.wikipedia.org/wiki/Christianity">Christianity</text:a>, the <text:a xlink:type="simple" xlink:href="http://en.wikipedia.org/wiki/Three_theological_virtues">three theological virtues</text:a> are <text:a xlink:type="simple" xlink:href="http://en.wikipedia.org/wiki/Faith_in_Christianity">Faith</text:a>, <text:a xlink:type="simple" xlink:href="http://en.wikipedia.org/wiki/Hope#In_Christianity">Hope</text:a> and <text:a xlink:type="simple" xlink:href="http://en.wikipedia.org/wiki/Agape">Love</text:a>, a list which comes from 1 Corinthians 13:13 (<text:span text:style-name="T7">νυνὶ δὲ μένει </text:span><text:span text:style-name="T8">πίστις, ἐλπίς, ἀγάπη</text:span><text:span text:style-name="T7">, τὰ τρία ταῦτα· μείζων δὲ τούτων ἡ ἀγάπη</text:span> (<text:span text:style-name="T2">pistis</text:span> (faith), <text:span text:style-name="T2">elpis</text:span> (hope), <text:span text:style-name="T2">agape</text:span> (love)). The same chapter describes love as the greatest of the three, and further defines love as "patient, kind, not envious, boastful, arrogant, or rude." (The Christian virtue of love is sometimes called <text:a xlink:type="simple" xlink:href="http://en.wikipedia.org/wiki/Charity_%28virtue%29">charity</text:a> and at other times a Greek word <text:a xlink:type="simple" xlink:href="http://en.wikipedia.org/wiki/Agape">agape</text:a> is used to contrast the love of God and the love of humankind from other types of love such as friendship or physical affection.)</text:p>
      <text:p text:style-name="Text_20_body">The Bible mentions additional virtues, such as in the "<text:a xlink:type="simple" xlink:href="http://en.wikipedia.org/wiki/Fruit_of_the_Holy_Spirit">Fruit of the Holy Spirit</text:a>," found in Galatians 5:22-23: "By contrast, the fruit of the Spirit it is benevolent-love: joy, peace, longsuffering, kindness, benevolence, faithfulness, gentleness, and self-control. There is absolutely no law against such a thing."<text:bookmark text:name="cite_ref-4"/><text:a xlink:type="simple" xlink:href="http://en.wikipedia.org/wiki/Virtue#cite_note-4">[4]</text:a></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9-11T18:44:26</meta:creation-date>
    <dc:date>2013-09-12T15:59:23</dc:date>
    <dc:creator>Ryan </dc:creator>
    <meta:editing-duration>P0D</meta:editing-duration>
    <meta:editing-cycles>1</meta:editing-cycles>
    <meta:document-statistic meta:table-count="0" meta:image-count="0" meta:object-count="0" meta:page-count="2" meta:paragraph-count="25" meta:word-count="799" meta:character-count="5009" meta:non-whitespace-character-count="4235"/>
    <meta:generator>LibreOffice/3.6$Linux_X86_64 LibreOffice_project/360m1$Build-304</meta:generator>
  </office:meta>
</office:document-meta>
</file>